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anification du projet "Gestion des Tâches"</text:p>
      <text:p text:style-name="P2"/>
      <text:p text:style-name="P1">Semaine 1 : Analyse et préparation</text:p>
      <text:p text:style-name="Text_20_body">Recueil des besoins :</text:p>
      <text:p text:style-name="Text_20_body">Ajouter / Modifier / Supprimer une tâche</text:p>
      <text:p text:style-name="Text_20_body">Marquer une tâche comme terminée</text:p>
      <text:p text:style-name="Text_20_body">Filtrage par statut (en cours, terminée)</text:p>
      <text:p text:style-name="Text_20_body">Authentification utilisateur</text:p>
      <text:p text:style-name="Text_20_body">Choix des outils &amp; technologies</text:p>
      <text:p text:style-name="Text_20_body">Préparation de l’environnement de développement</text:p>
      <text:p text:style-name="Text_20_body">Installer Java, Spring Boot, MySQL</text:p>
      <text:p text:style-name="Text_20_body">Créer projet Next.js</text:p>
      <text:p text:style-name="P1">Semaine 2 : Back-End (Spring Boot + MySQL)</text:p>
      <text:p text:style-name="Text_20_body">Jour 1-2 : Création du projet Spring Boot + configuration MySQL</text:p>
      <text:p text:style-name="Text_20_body">Jour 3 : Modélisation de la base de données</text:p>
      <text:p text:style-name="Text_20_body">User (id, username, password)</text:p>
      <text:p text:style-name="Text_20_body">Task (id, title, description, status, user_id)</text:p>
      <text:p text:style-name="Text_20_body">Jour 4-5 : Création des entités JPA + Repositories</text:p>
      <text:p text:style-name="Text_20_body">Jour 6 : Création des services (CRUD pour les tâches)</text:p>
      <text:p text:style-name="Text_20_body">Jour 7 : Création des contrôleurs REST (API REST)</text:p>
      <text:p text:style-name="P1">Semaine 3 : Front-End (Next.js)</text:p>
      <text:p text:style-name="Text_20_body">Jour 1-2 : Création du projet Next.js + structure des pages</text:p>
      <text:p text:style-name="Text_20_body">Jour 3 : Création des interfaces (Login, Register, Dashboard, Add/Edit Task)</text:p>
      <text:p text:style-name="Text_20_body">Jour 4-5 : Connexion avec API Spring Boot (fetch/axios)</text:p>
      <text:p text:style-name="Text_20_body">Jour 6 : Gestion d'état avec React Context ou Zustand</text:p>
      <text:p text:style-name="Text_20_body">Jour 7 : Test de l’interface utilisateur + amélioration UX</text:p>
      <text:p text:style-name="P1">Semaine 4 : Authentification et Sécurité</text:p>
      <text:p text:style-name="Text_20_body">Jour 1-2 : Authentification JWT côté Spring Boot</text:p>
      <text:p text:style-name="Text_20_body">Jour 3-4 : Gestion des tokens côté Next.js (cookies/localStorage)</text:p>
      <text:p text:style-name="Text_20_body"><text:soft-page-break/>Jour 5 : Protection des routes (Front + Back)</text:p>
      <text:p text:style-name="Text_20_body">Jour 6 : Tests de sécurité</text:p>
      <text:p text:style-name="Text_20_body">Jour 7 : Documentation de l’API</text:p>
      <text:p text:style-name="P1">Semaine 5 : Tests, déploiement et livraison</text:p>
      <text:p text:style-name="Text_20_body">Tests fonctionnels</text:p>
      <text:p text:style-name="Text_20_body">Optimisation du code</text:p>
      <text:p text:style-name="Text_20_body">Déploiement sur Render / Railway (Back-end)</text:p>
      <text:p text:style-name="Text_20_body">Déploiement sur Vercel (Front-end)</text:p>
      <text:p text:style-name="Text_20_body">Rédaction du rapport techniqu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M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M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0T21:46:51.859000000</meta:creation-date>
    <dc:date>2025-05-28T14:42:13.393000000</dc:date>
    <meta:editing-duration>P7DT16H45M8S</meta:editing-duration>
    <meta:editing-cycles>1</meta:editing-cycles>
    <meta:document-statistic meta:table-count="0" meta:image-count="0" meta:object-count="0" meta:page-count="2" meta:paragraph-count="37" meta:word-count="246" meta:character-count="1521" meta:non-whitespace-character-count="1312"/>
    <meta:generator>LibreOffice/24.2.3.2$Windows_X86_64 LibreOffice_project/433d9c2ded56988e8a90e6b2e771ee4e6a5ab2ba</meta:generator>
  </office:meta>
</office:document-meta>
</file>